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49abb"/>
    </style:style>
    <style:style style:name="P2" style:family="paragraph" style:parent-style-name="Text_20_body">
      <style:text-properties officeooo:paragraph-rsid="0016b1a9"/>
    </style:style>
    <style:style style:name="P3" style:family="paragraph" style:parent-style-name="Text_20_body">
      <style:text-properties officeooo:paragraph-rsid="001aa446"/>
    </style:style>
    <style:style style:name="P4" style:family="paragraph" style:parent-style-name="Text_20_body">
      <style:text-properties officeooo:paragraph-rsid="0023d518"/>
    </style:style>
    <style:style style:name="T1" style:family="text">
      <style:text-properties officeooo:rsid="00149a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owto setup video stream using raspimjpeg</text:p>
      <text:p text:style-name="Standard"/>
      <text:p text:style-name="P1">Source: <text:span text:style-name="T1">http://www.raspberrypi.org/forums/viewtopic.php?t=63276</text:span></text:p>
      <text:p text:style-name="Standard"/>
      <text:p text:style-name="P2">sudo apt-get update <text:line-break/>sudo apt-get dist-upgrade <text:line-break/>sudo rpi-update </text:p>
      <text:p text:style-name="P3">git clone <text:a xlink:type="simple" xlink:href="https://github.com/silvanmelchior/RPi_Cam_Web_Interface.git" office:target-frame-name="_blank" xlink:show="new">https://github.com/silvanmelchior/RPi_Cam_Web_Interface.git</text:a> <text:line-break/><text:line-break/>cd RPi_Cam_Web_Interface <text:line-break/>chmod u+x RPi_Cam_Web_Interface_Installer.sh <text:line-break/>./RPi_Cam_Web_Interface_Installer.sh install</text:p>
      <text:p text:style-name="P4"><text:line-break/><text:line-break/>Then installing mjpg streamer: <text:line-break/><text:line-break/>wget <text:a xlink:type="simple" xlink:href="http://lilnetwork.com/download/raspberrypi/mjpg-streamer.tar.gz" office:target-frame-name="_blank" xlink:show="new">http://lilnetwork.com/download/raspberrypi/mjpg-streamer.tar.gz</text:a> <text:line-break/>tar xvzf mjpg-streamer.tar.gz <text:line-break/><text:line-break/>sudo apt-get install libjpeg8-dev imagemagick <text:line-break/><text:line-break/>cd mjpg-streamer/mjpg-streamer <text:line-break/>make ./mjpg_streamer -i "./input_uvc.so" -o "./output_http.so -w ./www"</text:p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i Pasanen</meta:initial-creator>
    <meta:creation-date>2014-04-18T21:52:59</meta:creation-date>
    <dc:date>2014-04-21T16:55:02.592441900</dc:date>
    <dc:creator>Jani Pasanen</dc:creator>
    <meta:editing-duration>PT1H29M9S</meta:editing-duration>
    <meta:editing-cycles>17</meta:editing-cycles>
    <meta:generator>LibreOffice/4.1.3.2$Linux_X86_64 LibreOffice_project/410m0$Build-2</meta:generator>
    <meta:document-statistic meta:table-count="0" meta:image-count="0" meta:object-count="0" meta:page-count="1" meta:paragraph-count="6" meta:word-count="50" meta:character-count="645" meta:non-whitespace-character-count="582"/>
  </office:meta>
</office:document-meta>
</file>